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2.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9cm" fo:min-width="2.302cm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9cm" fo:min-width="2.302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="none" draw:textarea-vertical-align="middle" draw:auto-grow-height="false" fo:min-height="1.646cm" fo:min-width="0cm" fo:wrap-option="wrap"/>
    </style:style>
    <style:style style:name="gr16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dash" draw:stroke-dash="Double_20_Dash" svg:stroke-width="0.081cm" svg:stroke-color="#bf0041" draw:marker-start-width="0.321cm" draw:marker-end-width="0.321cm" svg:stroke-linecap="butt" draw:fill="none" draw:textarea-vertical-align="middle" draw:auto-grow-height="false" fo:min-height="12.001cm" fo:min-width="1.033cm" fo:padding-top="0.165cm" fo:padding-bottom="0.165cm" fo:padding-left="0.29cm" fo:padding-right="0.29cm" fo:wrap-option="wrap"/>
    </style:style>
    <style:style style:name="gr18" style:family="graphic" style:parent-style-name="standard">
      <style:graphic-properties draw:stroke="dash" draw:stroke-dash="Long_20_Dash" svg:stroke-width="0.081cm" svg:stroke-color="#bf0041" draw:marker-start-width="0.321cm" draw:marker-end-width="0.321cm" svg:stroke-linecap="butt" draw:fill="none" draw:textarea-vertical-align="middle" draw:auto-grow-height="false" fo:min-height="12.001cm" fo:min-width="0.903cm" fo:padding-top="0.165cm" fo:padding-bottom="0.165cm" fo:padding-left="0.29cm" fo:padding-right="0.29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1.372cm" fo:min-width="2.742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72cm" fo:min-width="2.51cm" fo:wrap-option="wrap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textarea-horizontal-align="justify" draw:textarea-vertical-align="middle" draw:auto-grow-height="false" fo:min-height="1.602cm" fo:min-width="2.51cm" fo:wrap-option="wrap"/>
      <style:paragraph-properties style:writing-mode="lr-tb"/>
    </style:style>
    <style:style style:name="gr23" style:family="graphic" style:parent-style-name="objectwithoutfill">
      <style:graphic-properties svg:stroke-width="0.106cm" draw:marker-start-width="0.359cm" draw:marker-end="Arrowheads_20_17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2.9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style:paragraph-properties fo:text-align="center"/>
      <style:text-properties fo:color="#ffffff" loext:opacity="100%" loext:color-lum-mod="100%" loext:color-lum-off="0%"/>
    </style:style>
    <style:style style:name="P3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P4" style:family="paragraph"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11" style:family="paragraph">
      <style:paragraph-properties fo:text-align="center"/>
      <style:text-properties fo:color="#ffffff" loext:opacity="100%" loext:color-lum-mod="100%" loext:color-lum-off="0%"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1.75cm" svg:x="7.5cm" svg:y="3.7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5cm" svg:height="1.25cm" svg:x="7cm" svg:y="6.75cm">
          <text:p text:style-name="P3"><text:span text:style-name="T2">Set Up Variab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cm" svg:height="1.5cm" svg:x="6.971cm" svg:y="10.75cm">
          <text:p text:style-name="P5"><text:span text:style-name="T2">Set up port direction registe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cm" svg:height="1.5cm" draw:transform="rotate (-3.14159265358979) translate (11.971cm 17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6" xml:id="id5" draw:id="id5" draw:layer="layout" svg:width="5.464cm" svg:height="1.361cm" svg:x="6.721cm" svg:y="16.389cm">
          <draw:text-box>
            <text:p text:style-name="P3"><text:span text:style-name="T2">While True </text:span><text:span text:style-name="T2"><text:line-break/></text:span><text:span text:style-name="T2">Loop</text:span></text:p>
          </draw:text-box>
        </draw:frame>
        <draw:custom-shape draw:style-name="gr6" draw:text-style-name="P4" xml:id="id7" draw:id="id7" draw:layer="layout" svg:width="5cm" svg:height="1.5cm" svg:x="7cm" svg:y="20.25cm">
          <text:p text:style-name="P5"><text:span text:style-name="T2">End whil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4" xml:id="id4" draw:id="id4" draw:layer="layout" svg:width="5cm" svg:height="1.25cm" svg:x="6.971cm" svg:y="13.25cm">
          <text:p text:style-name="P3"><text:span text:style-name="T2">Output Value On Port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9.5cm" svg:y1="5.5cm" svg:x2="9.5cm" svg:y2="6.75cm" draw:start-shape="id1" draw:start-glue-point="8" draw:end-shape="id2" draw:end-glue-point="0" svg:d="M9500 5500v1250" svg:viewBox="0 0 1 1251">
          <text:p/>
        </draw:connector>
        <draw:connector draw:style-name="gr8" draw:text-style-name="P7" draw:layer="layout" draw:type="line" svg:x1="9.5cm" svg:y1="8cm" svg:x2="9.471cm" svg:y2="10.75cm" draw:start-shape="id2" draw:start-glue-point="2" draw:end-shape="id3" draw:end-glue-point="0" svg:d="M9500 8000l-29 2750" svg:viewBox="0 0 30 2751">
          <text:p/>
        </draw:connector>
        <draw:connector draw:style-name="gr9" draw:text-style-name="P7" draw:layer="layout" draw:type="line" svg:x1="9.471cm" svg:y1="12.25cm" svg:x2="9.471cm" svg:y2="13.25cm" draw:start-shape="id3" draw:start-glue-point="2" draw:end-shape="id4" draw:end-glue-point="0" svg:d="M9471 12250v1000" svg:viewBox="0 0 1 1001">
          <text:p/>
        </draw:connector>
        <draw:connector draw:style-name="gr10" draw:text-style-name="P7" draw:layer="layout" draw:type="line" svg:x1="9.471cm" svg:y1="14.5cm" svg:x2="9.453cm" svg:y2="16.389cm" draw:start-shape="id4" draw:start-glue-point="2" draw:end-shape="id5" draw:end-glue-point="0" svg:d="M9471 14500l-18 1889" svg:viewBox="0 0 19 1890">
          <text:p/>
        </draw:connector>
        <draw:connector draw:style-name="gr11" draw:text-style-name="P7" draw:layer="layout" draw:type="line" svg:x1="15cm" svg:y1="23.675cm" svg:x2="15cm" svg:y2="23.675cm" svg:d="M15000 23675z" svg:viewBox="0 0 1 1">
          <text:p/>
        </draw:connector>
        <draw:connector draw:style-name="gr12" draw:text-style-name="P7" xml:id="id8" draw:id="id8" draw:layer="layout" draw:type="line" svg:x1="14.888cm" svg:y1="22.049cm" svg:x2="14.923cm" svg:y2="14.922cm" draw:end-shape="id6" draw:end-glue-point="2" svg:d="M14888 22049l35-7127" svg:viewBox="0 0 36 7128">
          <text:p/>
        </draw:connector>
        <draw:connector draw:style-name="gr13" draw:text-style-name="P7" xml:id="id6" draw:id="id6" draw:layer="layout" draw:type="line" svg:x1="14.923cm" svg:y1="14.922cm" svg:x2="10.302cm" svg:y2="14.922cm" svg:d="M14923 14922h-4621" svg:viewBox="0 0 4622 1">
          <text:p/>
        </draw:connector>
        <draw:connector draw:style-name="gr14" draw:text-style-name="P7" draw:layer="layout" draw:line-skew="0.898cm" svg:x1="9.5cm" svg:y1="21.75cm" svg:x2="14.888cm" svg:y2="22.049cm" draw:start-shape="id7" draw:start-glue-point="5" draw:end-shape="id8" draw:end-glue-point="2" svg:d="M9500 21750v1750h5388v-1451" svg:viewBox="0 0 5389 1751">
          <text:p/>
        </draw:connector>
        <draw:custom-shape draw:style-name="gr15" draw:text-style-name="P7" draw:layer="layout" svg:width="0.5cm" svg:height="2cm" svg:x="6.721cm" svg:y="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7" draw:layer="layout" svg:width="0.5cm" svg:height="2cm" svg:x="11.471cm" svg:y="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9" draw:layer="layout" svg:width="4.75cm" svg:height="1.505cm" svg:x="7cm" svg:y="18.389cm">
          <draw:text-box>
            <text:p text:style-name="P8"><text:span text:style-name="T3">Do Nothing loop</text:span></text:p>
          </draw:text-box>
        </draw:frame>
        <draw:line draw:style-name="gr16" draw:text-style-name="P7" draw:layer="layout" svg:x1="16cm" svg:y1="11.5cm" svg:x2="12.5cm" svg:y2="11.5cm">
          <text:p/>
        </draw:line>
        <draw:custom-shape draw:style-name="gr17" draw:text-style-name="P7" draw:layer="layout" svg:width="2.17cm" svg:height="12.25cm" svg:x="5cm" svg:y="10.535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7" draw:layer="layout" svg:width="2cm" svg:height="12.25cm" svg:x="12cm" svg:y="10.5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9" draw:text-style-name="P2" draw:layer="layout" svg:width="3.5cm" svg:height="1.75cm" svg:x="1.75cm" svg:y="7.75cm">
          <text:p text:style-name="P1"><text:span text:style-name="T1">Main Method</text:span></text:p>
          <draw:enhanced-geometry svg:viewBox="0 0 21600 21600" draw:text-areas="800 800 20800 20800" draw:type="round-rectangular-callout" draw:modifiers="28164.5244215938 34515.5910908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" draw:layer="layout" svg:width="3.25cm" svg:height="1.75cm" svg:x="3cm" svg:y="2.5cm">
          <text:p text:style-name="P1"><text:span text:style-name="T1">Reset Vector</text:span></text:p>
          <draw:enhanced-geometry svg:viewBox="0 0 21600 21600" draw:text-areas="800 800 20800 20800" draw:type="round-rectangular-callout" draw:modifiers="29546.3549677022 24165.84808680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3.25cm" svg:height="1.75cm" svg:x="16cm" svg:y="12.75cm">
          <text:p text:style-name="P10"><text:span text:style-name="T4">DDRx </text:span><text:span text:style-name="T4"><text:line-break/></text:span><text:span text:style-name="T4">Register</text:span></text:p>
          <draw:enhanced-geometry svg:viewBox="0 0 21600 21600" draw:text-areas="800 800 20800 20800" draw:type="round-rectangular-callout" draw:modifiers="810.581359581667 -14112.1644774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1" draw:text-style-name="P7" draw:layer="layout" svg:x1="2.5cm" svg:y1="16.249cm" svg:x2="6.75cm" svg:y2="13.75cm">
          <text:p/>
        </draw:line>
        <draw:custom-shape draw:style-name="gr22" draw:text-style-name="P11" draw:layer="layout" svg:width="3.25cm" svg:height="2cm" svg:x="1.25cm" svg:y="17.25cm">
          <text:p text:style-name="P1"><text:span text:style-name="T4">IO Port Registers</text:span></text:p>
          <draw:enhanced-geometry svg:viewBox="0 0 21600 21600" draw:text-areas="800 800 20800 20800" draw:type="round-rectangular-callout" draw:modifiers="8085.88126730237 -9477.66116941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7" draw:layer="layout" svg:x1="10.25cm" svg:y1="14.75cm" svg:x2="10.25cm" svg:y2="16.25cm">
          <text:p/>
        </draw:line>
        <draw:frame draw:style-name="gr24" draw:text-style-name="P12" draw:layer="layout" svg:width="7.179cm" svg:height="1.673cm" svg:x="12cm" svg:y="2cm">
          <draw:text-box>
            <text:p text:style-name="P5">Flow Chart <text:s/>to explain<text:line-break/>Lesson 1 </text:p>
          </draw:text-box>
        </draw:frame>
        <draw:frame draw:style-name="gr25" draw:text-style-name="P12" draw:layer="layout" svg:width="8cm" svg:height="1.173cm" svg:x="1.75cm" svg:y="26cm">
          <draw:text-box>
            <text:p text:style-name="P5">MD Harrington Kent</text:p>
          </draw:text-box>
        </draw:frame>
        <draw:frame draw:style-name="gr26" draw:text-style-name="P13" draw:layer="layout" svg:width="6.789cm" svg:height="3.22cm" svg:x="12.211cm" svg:y="4cm">
          <draw:text-box>
            <text:p>Goal : Understanding <text:line-break/>how DDRx Register and IO Port <text:s/>registers <text:s/>write and read values </text:p>
          </draw:text-box>
        </draw:frame>
        <draw:frame draw:style-name="gr27" draw:text-style-name="P13" draw:layer="layout" svg:width="6cm" svg:height="1cm" svg:x="10cm" svg:y="26cm">
          <draw:text-box>
            <text:p>Date 04/02/2024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01:55:43.315092627</meta:creation-date>
    <dc:date>2024-02-04T02:43:17.843625265</dc:date>
    <meta:editing-duration>PT47M35S</meta:editing-duration>
    <meta:editing-cycles>3</meta:editing-cycles>
    <meta:generator>LibreOffice/7.4.7.2$Linux_X86_64 LibreOffice_project/40$Build-2</meta:generator>
    <meta:document-statistic meta:object-count="31"/>
  </office:meta>
</office:document-meta>
</file>